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b4b4b4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3" style:family="graphic" style:parent-style-name="standard">
      <style:graphic-properties svg:stroke-color="#000000" draw:fill="none" draw:fill-color="#b4b4b4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b4b4b4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2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519cm" svg:height="2.407cm" svg:x="10.613cm" svg:y="0.538cm">
          <text:p text:style-name="P1">Select dcat </text:p>
          <text:p text:style-name="P1">resource(s)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2" draw:id="id2" draw:layer="layout" svg:width="3.572cm" svg:height="3.704cm" svg:x="10.586cm" svg:y="4.693cm">
          <text:p text:style-name="P1">One or </text:p>
          <text:p text:style-name="P1">many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2.373cm" svg:y1="2.945cm" svg:x2="12.372cm" svg:y2="4.693cm" draw:start-shape="id1" draw:start-glue-point="6" draw:end-shape="id2" draw:end-glue-point="4" svg:d="M12373 2945v874h-1v874" svg:viewBox="0 0 2 1749">
          <text:p/>
        </draw:connector>
        <draw:custom-shape draw:style-name="gr3" draw:text-style-name="P1" xml:id="id3" draw:id="id3" draw:layer="layout" svg:width="4.541cm" svg:height="2.79cm" svg:x="15.053cm" svg:y="9.091cm">
          <text:p text:style-name="P1">Select </text:p>
          <text:p text:style-name="P1">semantification</text:p>
          <text:p text:style-name="P1">process fi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4.158cm" svg:y1="6.545cm" svg:x2="17.323cm" svg:y2="9.091cm" draw:start-shape="id2" draw:start-glue-point="7" draw:end-shape="id3" draw:end-glue-point="0" svg:d="M14158 6545h3165v2546" svg:viewBox="0 0 3166 2547">
          <svg:title>fsdfs</svg:title>
          <svg:desc>erwrwr</svg:desc>
          <text:p/>
        </draw:connector>
        <draw:connector draw:style-name="gr2" draw:text-style-name="P1" draw:layer="layout" svg:x1="17.323cm" svg:y1="11.881cm" svg:x2="17.323cm" svg:y2="12.923cm" draw:start-shape="id3" draw:start-glue-point="2" draw:end-shape="id4" draw:end-glue-point="0" svg:d="M17323 11881v1042" svg:viewBox="0 0 1 1043">
          <text:p/>
        </draw:connector>
        <draw:connector draw:style-name="gr2" draw:text-style-name="P1" draw:layer="layout" svg:x1="17.323cm" svg:y1="14.838cm" svg:x2="17.323cm" svg:y2="15.868cm" draw:start-shape="id4" draw:start-glue-point="2" draw:end-shape="id5" draw:end-glue-point="0" svg:d="M17323 14838v1030" svg:viewBox="0 0 1 1031">
          <text:p/>
        </draw:connector>
        <draw:custom-shape draw:style-name="gr1" draw:text-style-name="P1" xml:id="id7" draw:id="id7" draw:layer="layout" svg:width="3.6cm" svg:height="2.54cm" svg:x="1.212cm" svg:y="14.376cm">
          <text:p text:style-name="P1">Manual </text:p>
          <text:p text:style-name="P1">Preproce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3.096cm" svg:height="2.533cm" svg:x="1.464cm" svg:y="20.488cm">
          <text:p text:style-name="P1"/>
          <text:p text:style-name="P1">Perform </text:p>
          <text:p text:style-name="P1">steps </text:p>
          <text:p text:style-name="P1">2..6</text:p>
          <text:p text:style-name="P1"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6" draw:id="id6" draw:layer="layout" svg:width="4.822cm" svg:height="4.41cm" svg:x="4.895cm" svg:y="8.281cm">
          <text:p text:style-name="P1"><text:span text:style-name="T1">New</text:span></text:p>
          <text:p text:style-name="P1"><text:span text:style-name="T1">semantification </text:span></text:p>
          <text:p text:style-name="P1"><text:span text:style-name="T1">proces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9.717cm" svg:y1="10.486cm" svg:x2="15.053cm" svg:y2="10.486cm" draw:start-shape="id6" draw:start-glue-point="7" draw:end-shape="id3" draw:end-glue-point="3" svg:d="M9717 10486h5336" svg:viewBox="0 0 5337 1">
          <text:p/>
        </draw:connector>
        <draw:connector draw:style-name="gr2" draw:text-style-name="P1" draw:layer="layout" svg:x1="4.895cm" svg:y1="10.486cm" svg:x2="3.012cm" svg:y2="14.376cm" draw:start-shape="id6" draw:start-glue-point="5" draw:end-shape="id7" svg:d="M4895 10486h-1883v3890" svg:viewBox="0 0 1884 3891">
          <text:p/>
        </draw:connector>
        <draw:connector draw:style-name="gr2" draw:text-style-name="P1" draw:layer="layout" svg:x1="10.586cm" svg:y1="6.545cm" svg:x2="7.306cm" svg:y2="8.281cm" draw:start-shape="id2" draw:start-glue-point="5" draw:end-shape="id6" draw:end-glue-point="4" svg:d="M10586 6545h-3280v1736" svg:viewBox="0 0 3281 1737">
          <text:p/>
        </draw:connector>
        <draw:connector draw:style-name="gr2" draw:text-style-name="P1" draw:layer="layout" svg:x1="3.012cm" svg:y1="16.916cm" svg:x2="3.012cm" svg:y2="20.488cm" draw:start-shape="id7" draw:start-glue-point="2" draw:end-shape="id8" draw:end-glue-point="4" svg:d="M3012 16916v3572" svg:viewBox="0 0 1 3573">
          <text:p/>
        </draw:connector>
        <draw:custom-shape draw:style-name="gr1" draw:text-style-name="P1" xml:id="id11" draw:id="id11" draw:layer="layout" svg:width="3.096cm" svg:height="2.434cm" svg:x="8.341cm" svg:y="25.535cm">
          <text:p text:style-name="P1">Publish to </text:p>
          <text:p text:style-name="P1">CKA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svg:x1="3.012cm" svg:y1="23.021cm" svg:x2="9.506cm" svg:y2="23.882cm" draw:start-shape="id8" draw:start-glue-point="6" draw:end-shape="id9" draw:end-glue-point="6" svg:d="M3012 23021v861h6494" svg:viewBox="0 0 6495 862">
          <text:p/>
        </draw:connector>
        <draw:connector draw:style-name="gr2" draw:text-style-name="P1" draw:layer="layout" svg:x1="17.324cm" svg:y1="23.275cm" svg:x2="10.273cm" svg:y2="23.882cm" draw:start-shape="id10" draw:start-glue-point="6" draw:end-shape="id9" draw:end-glue-point="10" svg:d="M17324 23275v607h-7051" svg:viewBox="0 0 7052 608">
          <text:p/>
        </draw:connector>
        <draw:custom-shape draw:style-name="gr4" draw:text-style-name="P1" xml:id="id9" draw:id="id9" draw:layer="layout" svg:width="0.767cm" svg:height="0.767cm" svg:x="9.506cm" svg:y="23.49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svg:x1="9.89cm" svg:y1="24.265cm" svg:x2="9.889cm" svg:y2="25.535cm" draw:start-shape="id9" draw:start-glue-point="8" draw:end-shape="id11" draw:end-glue-point="4" svg:d="M9890 24265v635h-1v635" svg:viewBox="0 0 2 1271">
          <text:p/>
        </draw:connector>
        <draw:frame draw:style-name="gr5" draw:layer="layout" svg:width="2.043cm" svg:height="0.963cm" svg:x="14.747cm" svg:y="5.67cm">
          <draw:text-box>
            <text:p>many</text:p>
          </draw:text-box>
        </draw:frame>
        <draw:frame draw:style-name="gr5" draw:layer="layout" svg:width="1.556cm" svg:height="0.963cm" svg:x="8.107cm" svg:y="5.777cm">
          <draw:text-box>
            <text:p>one</text:p>
          </draw:text-box>
        </draw:frame>
        <draw:frame draw:style-name="gr5" draw:layer="layout" svg:width="1.205cm" svg:height="0.963cm" svg:x="9.881cm" svg:y="9.612cm">
          <draw:text-box>
            <text:p>no</text:p>
          </draw:text-box>
        </draw:frame>
        <draw:frame draw:style-name="gr6" draw:layer="layout" svg:width="1.48cm" svg:height="0.963cm" svg:x="3.196cm" svg:y="9.577cm">
          <draw:text-box>
            <text:p>yes</text:p>
          </draw:text-box>
        </draw:frame>
        <draw:custom-shape draw:style-name="gr3" draw:text-style-name="P1" xml:id="id4" draw:id="id4" draw:layer="layout" svg:width="3.228cm" svg:height="1.915cm" svg:x="15.709cm" svg:y="12.923cm">
          <text:p text:style-name="P1">Edit </text:p>
          <text:p text:style-name="P1">opera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5" draw:id="id5" draw:layer="layout" svg:width="4.469cm" svg:height="3.651cm" svg:x="15.089cm" svg:y="15.868cm">
          <text:p text:style-name="P1">Start</text:p>
          <text:p text:style-name="P1">automated </text:p>
          <text:p text:style-name="P1">project(s)</text:p>
          <text:p text:style-name="P1">process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0" draw:id="id10" draw:layer="layout" svg:width="3.663cm" svg:height="2.673cm" svg:x="15.492cm" svg:y="20.602cm">
          <text:p text:style-name="P1">Edit</text:p>
          <text:p text:style-name="P1">project(s) </text:p>
          <text:p text:style-name="P1">with errors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7" draw:text-style-name="P1" draw:layer="layout" svg:x1="17.323cm" svg:y1="19.519cm" svg:x2="17.324cm" svg:y2="20.602cm" draw:start-shape="id5" draw:start-glue-point="2" draw:end-shape="id10" draw:end-glue-point="4" svg:d="M17323 19519v541h1v542" svg:viewBox="0 0 2 108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543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6-19T17:33:23.839000000</dc:date>
    <meta:editing-duration>P2DT28M14S</meta:editing-duration>
    <meta:editing-cycles>11</meta:editing-cycles>
    <meta:generator>LibreOffice/4.2.4.2$Windows_x86 LibreOffice_project/63150712c6d317d27ce2db16eb94c2f3d7b699f8</meta:generator>
    <dc:creator>David Leoni</dc:creator>
    <meta:document-statistic meta:object-count="27"/>
  </office:meta>
</office:document-meta>
</file>